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2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2">
            <text:p>CO2 e C1 para 350K em vdW</text:p>
          </table:table-cell>
          <table:covered-table-cell table:number-columns-repeated="3"/>
          <table:covered-table-cell table:style-name="ce2"/>
        </table:table-row>
        <table:table-row table:style-name="ro1">
          <table:covered-table-cell table:number-columns-repeated="4"/>
          <table:covered-table-cell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thermopack</text:p>
          </table:table-cell>
          <table:covered-table-cell/>
          <table:table-cell table:style-name="ce1" office:value-type="string" calcext:value-type="string" table:number-columns-spanned="2" table:number-rows-spanned="1">
            <text:p>Mistura</text:p>
          </table:table-cell>
          <table:covered-table-cell/>
          <table:table-cell table:style-name="ce2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V(m³/mol)</text:p>
          </table:table-cell>
          <table:table-cell office:value-type="string" calcext:value-type="string">
            <text:p>P(Pa)</text:p>
          </table:table-cell>
          <table:table-cell office:value-type="string" calcext:value-type="string">
            <text:p>V(m³/mol)</text:p>
          </table:table-cell>
          <table:table-cell office:value-type="string" calcext:value-type="string">
            <text:p>P(Pa)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office:value-type="float" office:value="0.02905605" calcext:value-type="float">
            <text:p>0.029056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905605" calcext:value-type="float">
            <text:p>0.02905605</text:p>
          </table:table-cell>
          <table:table-cell office:value-type="float" office:value="99999.9936622725" calcext:value-type="float">
            <text:p>99999.9936622725</text:p>
          </table:table-cell>
          <table:table-cell table:formula="of:=[.B5]/[.D5]-1" office:value-type="percentage" office:value="0.00000006337727898043" calcext:value-type="percentage">
            <text:p>0.000006%</text:p>
          </table:table-cell>
        </table:table-row>
        <table:table-row table:style-name="ro1">
          <table:table-cell office:value-type="float" office:value="0.0115722" calcext:value-type="float">
            <text:p>0.0115722</text:p>
          </table:table-cell>
          <table:table-cell office:value-type="float" office:value="250505.05050505" calcext:value-type="float">
            <text:p>250505.05050505</text:p>
          </table:table-cell>
          <table:table-cell office:value-type="float" office:value="0.0115722" calcext:value-type="float">
            <text:p>0.0115722</text:p>
          </table:table-cell>
          <table:table-cell office:value-type="float" office:value="250505.101772774" calcext:value-type="float">
            <text:p>250505.101772774</text:p>
          </table:table-cell>
          <table:table-cell table:formula="of:=[.B6]/[.D6]-1" office:value-type="percentage" office:value="-0.00000020465740546705" calcext:value-type="percentage">
            <text:p>-0.000020%</text:p>
          </table:table-cell>
        </table:table-row>
        <table:table-row table:style-name="ro1">
          <table:table-cell office:value-type="float" office:value="0.00721225" calcext:value-type="float">
            <text:p>0.00721225</text:p>
          </table:table-cell>
          <table:table-cell office:value-type="float" office:value="401010.1010101" calcext:value-type="float">
            <text:p>401010.1010101</text:p>
          </table:table-cell>
          <table:table-cell office:value-type="float" office:value="0.00721225" calcext:value-type="float">
            <text:p>0.00721225</text:p>
          </table:table-cell>
          <table:table-cell office:value-type="float" office:value="401009.947423701" calcext:value-type="float">
            <text:p>401009.947423701</text:p>
          </table:table-cell>
          <table:table-cell table:formula="of:=[.B7]/[.D7]-1" office:value-type="percentage" office:value="0.00000038299897542338" calcext:value-type="percentage">
            <text:p>0.000038%</text:p>
          </table:table-cell>
        </table:table-row>
        <table:table-row table:style-name="ro1">
          <table:table-cell office:value-type="float" office:value="0.0052319" calcext:value-type="float">
            <text:p>0.0052319</text:p>
          </table:table-cell>
          <table:table-cell office:value-type="float" office:value="551515.15151515" calcext:value-type="float">
            <text:p>551515.15151515</text:p>
          </table:table-cell>
          <table:table-cell office:value-type="float" office:value="0.0052319" calcext:value-type="float">
            <text:p>0.0052319</text:p>
          </table:table-cell>
          <table:table-cell office:value-type="float" office:value="551515.08033403" calcext:value-type="float">
            <text:p>551515.08033403</text:p>
          </table:table-cell>
          <table:table-cell table:formula="of:=[.B8]/[.D8]-1" office:value-type="percentage" office:value="0.00000012906468538354" calcext:value-type="percentage">
            <text:p>0.000013%</text:p>
          </table:table-cell>
        </table:table-row>
        <table:table-row table:style-name="ro1">
          <table:table-cell office:value-type="float" office:value="0.00410068" calcext:value-type="float">
            <text:p>0.00410068</text:p>
          </table:table-cell>
          <table:table-cell office:value-type="float" office:value="702020.2020202" calcext:value-type="float">
            <text:p>702020.2020202</text:p>
          </table:table-cell>
          <table:table-cell office:value-type="float" office:value="0.00410068" calcext:value-type="float">
            <text:p>0.00410068</text:p>
          </table:table-cell>
          <table:table-cell office:value-type="float" office:value="702019.870416543" calcext:value-type="float">
            <text:p>702019.870416543</text:p>
          </table:table-cell>
          <table:table-cell table:formula="of:=[.B9]/[.D9]-1" office:value-type="percentage" office:value="0.00000047235651101651" calcext:value-type="percentage">
            <text:p>0.000047%</text:p>
          </table:table-cell>
        </table:table-row>
        <table:table-row table:style-name="ro1">
          <table:table-cell office:value-type="float" office:value="0.00336887" calcext:value-type="float">
            <text:p>0.00336887</text:p>
          </table:table-cell>
          <table:table-cell office:value-type="float" office:value="852525.25252525" calcext:value-type="float">
            <text:p>852525.25252525</text:p>
          </table:table-cell>
          <table:table-cell office:value-type="float" office:value="0.00336887" calcext:value-type="float">
            <text:p>0.00336887</text:p>
          </table:table-cell>
          <table:table-cell office:value-type="float" office:value="852524.932896626" calcext:value-type="float">
            <text:p>852524.932896626</text:p>
          </table:table-cell>
          <table:table-cell table:formula="of:=[.B10]/[.D10]-1" office:value-type="percentage" office:value="0.00000037491997262329" calcext:value-type="percentage">
            <text:p>0.000037%</text:p>
          </table:table-cell>
        </table:table-row>
        <table:table-row table:style-name="ro1">
          <table:table-cell office:value-type="float" office:value="0.00285668" calcext:value-type="float">
            <text:p>0.00285668</text:p>
          </table:table-cell>
          <table:table-cell office:value-type="float" office:value="1003030.3030303" calcext:value-type="float">
            <text:p>1003030.3030303</text:p>
          </table:table-cell>
          <table:table-cell office:value-type="float" office:value="0.00285668" calcext:value-type="float">
            <text:p>0.00285668</text:p>
          </table:table-cell>
          <table:table-cell office:value-type="float" office:value="1003028.94752433" calcext:value-type="float">
            <text:p>1003028.94752433</text:p>
          </table:table-cell>
          <table:table-cell table:formula="of:=[.B11]/[.D11]-1" office:value-type="percentage" office:value="0.00000135141260915184" calcext:value-type="percentage">
            <text:p>0.000135%</text:p>
          </table:table-cell>
        </table:table-row>
        <table:table-row table:style-name="ro1">
          <table:table-cell office:value-type="float" office:value="0.00247814" calcext:value-type="float">
            <text:p>0.00247814</text:p>
          </table:table-cell>
          <table:table-cell office:value-type="float" office:value="1153535.35353535" calcext:value-type="float">
            <text:p>1153535.35353535</text:p>
          </table:table-cell>
          <table:table-cell office:value-type="float" office:value="0.00247814" calcext:value-type="float">
            <text:p>0.00247814</text:p>
          </table:table-cell>
          <table:table-cell office:value-type="float" office:value="1153534.65374293" calcext:value-type="float">
            <text:p>1153534.65374293</text:p>
          </table:table-cell>
          <table:table-cell table:formula="of:=[.B12]/[.D12]-1" office:value-type="percentage" office:value="0.000000606650535806" calcext:value-type="percentage">
            <text:p>0.000061%</text:p>
          </table:table-cell>
        </table:table-row>
        <table:table-row table:style-name="ro1">
          <table:table-cell office:value-type="float" office:value="0.00218698" calcext:value-type="float">
            <text:p>0.00218698</text:p>
          </table:table-cell>
          <table:table-cell office:value-type="float" office:value="1304040.4040404" calcext:value-type="float">
            <text:p>1304040.4040404</text:p>
          </table:table-cell>
          <table:table-cell office:value-type="float" office:value="0.00218698" calcext:value-type="float">
            <text:p>0.00218698</text:p>
          </table:table-cell>
          <table:table-cell office:value-type="float" office:value="1304039.88199689" calcext:value-type="float">
            <text:p>1304039.88199689</text:p>
          </table:table-cell>
          <table:table-cell table:formula="of:=[.B13]/[.D13]-1" office:value-type="percentage" office:value="0.00000040032787196331" calcext:value-type="percentage">
            <text:p>0.000040%</text:p>
          </table:table-cell>
        </table:table-row>
        <table:table-row table:style-name="ro1">
          <table:table-cell office:value-type="float" office:value="0.00195607" calcext:value-type="float">
            <text:p>0.00195607</text:p>
          </table:table-cell>
          <table:table-cell office:value-type="float" office:value="1454545.45454545" calcext:value-type="float">
            <text:p>1454545.45454545</text:p>
          </table:table-cell>
          <table:table-cell office:value-type="float" office:value="0.00195607" calcext:value-type="float">
            <text:p>0.00195607</text:p>
          </table:table-cell>
          <table:table-cell office:value-type="float" office:value="1454548.8460494" calcext:value-type="float">
            <text:p>1454548.8460494</text:p>
          </table:table-cell>
          <table:table-cell table:formula="of:=[.B14]/[.D14]-1" office:value-type="percentage" office:value="-0.00000233165352703235" calcext:value-type="percentage">
            <text:p>-0.000233%</text:p>
          </table:table-cell>
        </table:table-row>
        <table:table-row table:style-name="ro1">
          <table:table-cell office:value-type="float" office:value="0.00176848" calcext:value-type="float">
            <text:p>0.00176848</text:p>
          </table:table-cell>
          <table:table-cell office:value-type="float" office:value="1605050.50505051" calcext:value-type="float">
            <text:p>1605050.50505051</text:p>
          </table:table-cell>
          <table:table-cell office:value-type="float" office:value="0.00176848" calcext:value-type="float">
            <text:p>0.00176848</text:p>
          </table:table-cell>
          <table:table-cell office:value-type="float" office:value="1605046.26521601" calcext:value-type="float">
            <text:p>1605046.26521601</text:p>
          </table:table-cell>
          <table:table-cell table:formula="of:=[.B15]/[.D15]-1" office:value-type="percentage" office:value="0.00000264156528806403" calcext:value-type="percentage">
            <text:p>0.000264%</text:p>
          </table:table-cell>
        </table:table-row>
        <table:table-row table:style-name="ro1">
          <table:table-cell office:value-type="float" office:value="0.00161304" calcext:value-type="float">
            <text:p>0.00161304</text:p>
          </table:table-cell>
          <table:table-cell office:value-type="float" office:value="1755555.55555556" calcext:value-type="float">
            <text:p>1755555.55555556</text:p>
          </table:table-cell>
          <table:table-cell office:value-type="float" office:value="0.00161304" calcext:value-type="float">
            <text:p>0.00161304</text:p>
          </table:table-cell>
          <table:table-cell office:value-type="float" office:value="1755559.09525571" calcext:value-type="float">
            <text:p>1755559.09525571</text:p>
          </table:table-cell>
          <table:table-cell table:formula="of:=[.B16]/[.D16]-1" office:value-type="percentage" office:value="-0.00000201628082741045" calcext:value-type="percentage">
            <text:p>-0.000202%</text:p>
          </table:table-cell>
        </table:table-row>
        <table:table-row table:style-name="ro1">
          <table:table-cell office:value-type="float" office:value="0.00148216" calcext:value-type="float">
            <text:p>0.00148216</text:p>
          </table:table-cell>
          <table:table-cell office:value-type="float" office:value="1906060.60606061" calcext:value-type="float">
            <text:p>1906060.60606061</text:p>
          </table:table-cell>
          <table:table-cell office:value-type="float" office:value="0.00148216" calcext:value-type="float">
            <text:p>0.00148216</text:p>
          </table:table-cell>
          <table:table-cell office:value-type="float" office:value="1906059.81030675" calcext:value-type="float">
            <text:p>1906059.81030675</text:p>
          </table:table-cell>
          <table:table-cell table:formula="of:=[.B17]/[.D17]-1" office:value-type="percentage" office:value="0.00000041748630219551" calcext:value-type="percentage">
            <text:p>0.000042%</text:p>
          </table:table-cell>
        </table:table-row>
        <table:table-row table:style-name="ro1">
          <table:table-cell office:value-type="float" office:value="0.00137043" calcext:value-type="float">
            <text:p>0.00137043</text:p>
          </table:table-cell>
          <table:table-cell office:value-type="float" office:value="2056565.65656566" calcext:value-type="float">
            <text:p>2056565.65656566</text:p>
          </table:table-cell>
          <table:table-cell office:value-type="float" office:value="0.00137043" calcext:value-type="float">
            <text:p>0.00137043</text:p>
          </table:table-cell>
          <table:table-cell office:value-type="float" office:value="2056571.62421711" calcext:value-type="float">
            <text:p>2056571.62421711</text:p>
          </table:table-cell>
          <table:table-cell table:formula="of:=[.B18]/[.D18]-1" office:value-type="percentage" office:value="-0.0000029017474411086" calcext:value-type="percentage">
            <text:p>-0.000290%</text:p>
          </table:table-cell>
        </table:table-row>
        <table:table-row table:style-name="ro1">
          <table:table-cell office:value-type="float" office:value="0.00127395" calcext:value-type="float">
            <text:p>0.00127395</text:p>
          </table:table-cell>
          <table:table-cell office:value-type="float" office:value="2207070.70707071" calcext:value-type="float">
            <text:p>2207070.70707071</text:p>
          </table:table-cell>
          <table:table-cell office:value-type="float" office:value="0.00127395" calcext:value-type="float">
            <text:p>0.00127395</text:p>
          </table:table-cell>
          <table:table-cell office:value-type="float" office:value="2207068.04753387" calcext:value-type="float">
            <text:p>2207068.04753387</text:p>
          </table:table-cell>
          <table:table-cell table:formula="of:=[.B19]/[.D19]-1" office:value-type="percentage" office:value="0.00000120500899192244" calcext:value-type="percentage">
            <text:p>0.000121%</text:p>
          </table:table-cell>
        </table:table-row>
        <table:table-row table:style-name="ro1">
          <table:table-cell office:value-type="float" office:value="0.00118978" calcext:value-type="float">
            <text:p>0.00118978</text:p>
          </table:table-cell>
          <table:table-cell office:value-type="float" office:value="2357575.75757576" calcext:value-type="float">
            <text:p>2357575.75757576</text:p>
          </table:table-cell>
          <table:table-cell office:value-type="float" office:value="0.00118978" calcext:value-type="float">
            <text:p>0.00118978</text:p>
          </table:table-cell>
          <table:table-cell office:value-type="float" office:value="2357583.22210785" calcext:value-type="float">
            <text:p>2357583.22210785</text:p>
          </table:table-cell>
          <table:table-cell table:formula="of:=[.B20]/[.D20]-1" office:value-type="percentage" office:value="-0.00000316617968043609" calcext:value-type="percentage">
            <text:p>-0.000317%</text:p>
          </table:table-cell>
        </table:table-row>
        <table:table-row table:style-name="ro1">
          <table:table-cell office:value-type="float" office:value="0.00111572" calcext:value-type="float">
            <text:p>0.00111572</text:p>
          </table:table-cell>
          <table:table-cell office:value-type="float" office:value="2508080.80808081" calcext:value-type="float">
            <text:p>2508080.80808081</text:p>
          </table:table-cell>
          <table:table-cell office:value-type="float" office:value="0.00111572" calcext:value-type="float">
            <text:p>0.00111572</text:p>
          </table:table-cell>
          <table:table-cell office:value-type="float" office:value="2508086.72175302" calcext:value-type="float">
            <text:p>2508086.72175302</text:p>
          </table:table-cell>
          <table:table-cell table:formula="of:=[.B21]/[.D21]-1" office:value-type="percentage" office:value="-0.00000235784199897893" calcext:value-type="percentage">
            <text:p>-0.000236%</text:p>
          </table:table-cell>
        </table:table-row>
        <table:table-row table:style-name="ro1">
          <table:table-cell office:value-type="float" office:value="0.00105005" calcext:value-type="float">
            <text:p>0.00105005</text:p>
          </table:table-cell>
          <table:table-cell office:value-type="float" office:value="2658585.85858586" calcext:value-type="float">
            <text:p>2658585.85858586</text:p>
          </table:table-cell>
          <table:table-cell office:value-type="float" office:value="0.00105005" calcext:value-type="float">
            <text:p>0.00105005</text:p>
          </table:table-cell>
          <table:table-cell office:value-type="float" office:value="2658584.0695258" calcext:value-type="float">
            <text:p>2658584.0695258</text:p>
          </table:table-cell>
          <table:table-cell table:formula="of:=[.B22]/[.D22]-1" office:value-type="percentage" office:value="0.00000067293717576078" calcext:value-type="percentage">
            <text:p>0.000067%</text:p>
          </table:table-cell>
        </table:table-row>
        <table:table-row table:style-name="ro1">
          <table:table-cell office:value-type="float" office:value="0.00099142" calcext:value-type="float">
            <text:p>0.00099142</text:p>
          </table:table-cell>
          <table:table-cell office:value-type="float" office:value="2809090.90909091" calcext:value-type="float">
            <text:p>2809090.90909091</text:p>
          </table:table-cell>
          <table:table-cell office:value-type="float" office:value="0.00099142" calcext:value-type="float">
            <text:p>0.00099142</text:p>
          </table:table-cell>
          <table:table-cell office:value-type="float" office:value="2809078.83733237" calcext:value-type="float">
            <text:p>2809078.83733237</text:p>
          </table:table-cell>
          <table:table-cell table:formula="of:=[.B23]/[.D23]-1" office:value-type="percentage" office:value="0.00000429740823970626" calcext:value-type="percentage">
            <text:p>0.000430%</text:p>
          </table:table-cell>
        </table:table-row>
        <table:table-row table:style-name="ro1">
          <table:table-cell office:value-type="float" office:value="0.00093875" calcext:value-type="float">
            <text:p>0.00093875</text:p>
          </table:table-cell>
          <table:table-cell office:value-type="float" office:value="2959595.95959596" calcext:value-type="float">
            <text:p>2959595.95959596</text:p>
          </table:table-cell>
          <table:table-cell office:value-type="float" office:value="0.00093875" calcext:value-type="float">
            <text:p>0.00093875</text:p>
          </table:table-cell>
          <table:table-cell office:value-type="float" office:value="2959589.47482919" calcext:value-type="float">
            <text:p>2959589.47482919</text:p>
          </table:table-cell>
          <table:table-cell table:formula="of:=[.B24]/[.D24]-1" office:value-type="percentage" office:value="0.00000219110346955098" calcext:value-type="percentage">
            <text:p>0.000219%</text:p>
          </table:table-cell>
        </table:table-row>
        <table:table-row table:style-name="ro1">
          <table:table-cell office:value-type="float" office:value="0.00089118" calcext:value-type="float">
            <text:p>0.00089118</text:p>
          </table:table-cell>
          <table:table-cell office:value-type="float" office:value="3110101.01010101" calcext:value-type="float">
            <text:p>3110101.01010101</text:p>
          </table:table-cell>
          <table:table-cell office:value-type="float" office:value="0.00089118" calcext:value-type="float">
            <text:p>0.00089118</text:p>
          </table:table-cell>
          <table:table-cell office:value-type="float" office:value="3110101.87747203" calcext:value-type="float">
            <text:p>3110101.87747203</text:p>
          </table:table-cell>
          <table:table-cell table:formula="of:=[.B25]/[.D25]-1" office:value-type="percentage" office:value="-0.00000027888829823297" calcext:value-type="percentage">
            <text:p>-0.000028%</text:p>
          </table:table-cell>
        </table:table-row>
        <table:table-row table:style-name="ro1">
          <table:table-cell office:value-type="float" office:value="0.00084801" calcext:value-type="float">
            <text:p>0.00084801</text:p>
          </table:table-cell>
          <table:table-cell office:value-type="float" office:value="3260606.06060606" calcext:value-type="float">
            <text:p>3260606.06060606</text:p>
          </table:table-cell>
          <table:table-cell office:value-type="float" office:value="0.00084801" calcext:value-type="float">
            <text:p>0.00084801</text:p>
          </table:table-cell>
          <table:table-cell office:value-type="float" office:value="3260594.29551597" calcext:value-type="float">
            <text:p>3260594.29551597</text:p>
          </table:table-cell>
          <table:table-cell table:formula="of:=[.B26]/[.D26]-1" office:value-type="percentage" office:value="0.0000036082655570091" calcext:value-type="percentage">
            <text:p>0.000361%</text:p>
          </table:table-cell>
        </table:table-row>
        <table:table-row table:style-name="ro1">
          <table:table-cell office:value-type="float" office:value="0.00080865" calcext:value-type="float">
            <text:p>0.00080865</text:p>
          </table:table-cell>
          <table:table-cell office:value-type="float" office:value="3411111.11111111" calcext:value-type="float">
            <text:p>3411111.11111111</text:p>
          </table:table-cell>
          <table:table-cell office:value-type="float" office:value="0.00080865" calcext:value-type="float">
            <text:p>0.00080865</text:p>
          </table:table-cell>
          <table:table-cell office:value-type="float" office:value="3411095.12805517" calcext:value-type="float">
            <text:p>3411095.12805517</text:p>
          </table:table-cell>
          <table:table-cell table:formula="of:=[.B27]/[.D27]-1" office:value-type="percentage" office:value="0.00000468560838551291" calcext:value-type="percentage">
            <text:p>0.000469%</text:p>
          </table:table-cell>
        </table:table-row>
        <table:table-row table:style-name="ro1">
          <table:table-cell office:value-type="float" office:value="0.00077261" calcext:value-type="float">
            <text:p>0.00077261</text:p>
          </table:table-cell>
          <table:table-cell office:value-type="float" office:value="3561616.16161616" calcext:value-type="float">
            <text:p>3561616.16161616</text:p>
          </table:table-cell>
          <table:table-cell office:value-type="float" office:value="0.00077261" calcext:value-type="float">
            <text:p>0.00077261</text:p>
          </table:table-cell>
          <table:table-cell office:value-type="float" office:value="3561637.14826845" calcext:value-type="float">
            <text:p>3561637.14826845</text:p>
          </table:table-cell>
          <table:table-cell table:formula="of:=[.B28]/[.D28]-1" office:value-type="percentage" office:value="-0.00000589241728299328" calcext:value-type="percentage">
            <text:p>-0.000589%</text:p>
          </table:table-cell>
        </table:table-row>
        <table:table-row table:style-name="ro1">
          <table:table-cell office:value-type="float" office:value="0.00073951" calcext:value-type="float">
            <text:p>0.00073951</text:p>
          </table:table-cell>
          <table:table-cell office:value-type="float" office:value="3712121.21212121" calcext:value-type="float">
            <text:p>3712121.21212121</text:p>
          </table:table-cell>
          <table:table-cell office:value-type="float" office:value="0.00073951" calcext:value-type="float">
            <text:p>0.00073951</text:p>
          </table:table-cell>
          <table:table-cell office:value-type="float" office:value="3712113.82200855" calcext:value-type="float">
            <text:p>3712113.82200855</text:p>
          </table:table-cell>
          <table:table-cell table:formula="of:=[.B29]/[.D29]-1" office:value-type="percentage" office:value="0.00000199080982410393" calcext:value-type="percentage">
            <text:p>0.000199%</text:p>
          </table:table-cell>
        </table:table-row>
        <table:table-row table:style-name="ro1">
          <table:table-cell office:value-type="float" office:value="0.00070899" calcext:value-type="float">
            <text:p>0.00070899</text:p>
          </table:table-cell>
          <table:table-cell office:value-type="float" office:value="3862626.26262626" calcext:value-type="float">
            <text:p>3862626.26262626</text:p>
          </table:table-cell>
          <table:table-cell office:value-type="float" office:value="0.00070899" calcext:value-type="float">
            <text:p>0.00070899</text:p>
          </table:table-cell>
          <table:table-cell office:value-type="float" office:value="3862601.74370541" calcext:value-type="float">
            <text:p>3862601.74370541</text:p>
          </table:table-cell>
          <table:table-cell table:formula="of:=[.B30]/[.D30]-1" office:value-type="percentage" office:value="0.00000634777346464333" calcext:value-type="percentage">
            <text:p>0.000635%</text:p>
          </table:table-cell>
        </table:table-row>
        <table:table-row table:style-name="ro1">
          <table:table-cell office:value-type="float" office:value="0.00068075" calcext:value-type="float">
            <text:p>0.00068075</text:p>
          </table:table-cell>
          <table:table-cell office:value-type="float" office:value="4013131.31313131" calcext:value-type="float">
            <text:p>4013131.31313131</text:p>
          </table:table-cell>
          <table:table-cell office:value-type="float" office:value="0.00068075" calcext:value-type="float">
            <text:p>0.00068075</text:p>
          </table:table-cell>
          <table:table-cell office:value-type="float" office:value="4013157.61052325" calcext:value-type="float">
            <text:p>4013157.61052325</text:p>
          </table:table-cell>
          <table:table-cell table:formula="of:=[.B31]/[.D31]-1" office:value-type="percentage" office:value="-0.00000655279320971314" calcext:value-type="percentage">
            <text:p>-0.000655%</text:p>
          </table:table-cell>
        </table:table-row>
        <table:table-row table:style-name="ro1">
          <table:table-cell office:value-type="float" office:value="0.00065457" calcext:value-type="float">
            <text:p>0.00065457</text:p>
          </table:table-cell>
          <table:table-cell office:value-type="float" office:value="4163636.36363636" calcext:value-type="float">
            <text:p>4163636.36363636</text:p>
          </table:table-cell>
          <table:table-cell office:value-type="float" office:value="0.00065457" calcext:value-type="float">
            <text:p>0.00065457</text:p>
          </table:table-cell>
          <table:table-cell office:value-type="float" office:value="4163628.06043559" calcext:value-type="float">
            <text:p>4163628.06043559</text:p>
          </table:table-cell>
          <table:table-cell table:formula="of:=[.B32]/[.D32]-1" office:value-type="percentage" office:value="0.00000199422250291015" calcext:value-type="percentage">
            <text:p>0.000199%</text:p>
          </table:table-cell>
        </table:table-row>
        <table:table-row table:style-name="ro1">
          <table:table-cell office:value-type="float" office:value="0.00063021" calcext:value-type="float">
            <text:p>0.00063021</text:p>
          </table:table-cell>
          <table:table-cell office:value-type="float" office:value="4314141.41414141" calcext:value-type="float">
            <text:p>4314141.41414141</text:p>
          </table:table-cell>
          <table:table-cell office:value-type="float" office:value="0.00063021" calcext:value-type="float">
            <text:p>0.00063021</text:p>
          </table:table-cell>
          <table:table-cell office:value-type="float" office:value="4314161.0316273" calcext:value-type="float">
            <text:p>4314161.0316273</text:p>
          </table:table-cell>
          <table:table-cell table:formula="of:=[.B33]/[.D33]-1" office:value-type="percentage" office:value="-0.00000454723079201802" calcext:value-type="percentage">
            <text:p>-0.000455%</text:p>
          </table:table-cell>
        </table:table-row>
        <table:table-row table:style-name="ro1">
          <table:table-cell office:value-type="float" office:value="0.0006075" calcext:value-type="float">
            <text:p>0.0006075</text:p>
          </table:table-cell>
          <table:table-cell office:value-type="float" office:value="4464646.46464647" calcext:value-type="float">
            <text:p>4464646.46464647</text:p>
          </table:table-cell>
          <table:table-cell office:value-type="float" office:value="0.0006075" calcext:value-type="float">
            <text:p>0.0006075</text:p>
          </table:table-cell>
          <table:table-cell office:value-type="float" office:value="4464668.44199173" calcext:value-type="float">
            <text:p>4464668.44199173</text:p>
          </table:table-cell>
          <table:table-cell table:formula="of:=[.B34]/[.D34]-1" office:value-type="percentage" office:value="-0.00000492250332684296" calcext:value-type="percentage">
            <text:p>-0.000492%</text:p>
          </table:table-cell>
        </table:table-row>
        <table:table-row table:style-name="ro1">
          <table:table-cell office:value-type="float" office:value="0.00058628" calcext:value-type="float">
            <text:p>0.00058628</text:p>
          </table:table-cell>
          <table:table-cell office:value-type="float" office:value="4615151.51515152" calcext:value-type="float">
            <text:p>4615151.51515152</text:p>
          </table:table-cell>
          <table:table-cell office:value-type="float" office:value="0.00058628" calcext:value-type="float">
            <text:p>0.00058628</text:p>
          </table:table-cell>
          <table:table-cell office:value-type="float" office:value="4615138.65332258" calcext:value-type="float">
            <text:p>4615138.65332258</text:p>
          </table:table-cell>
          <table:table-cell table:formula="of:=[.B35]/[.D35]-1" office:value-type="percentage" office:value="0.00000278687812094169" calcext:value-type="percentage">
            <text:p>0.000279%</text:p>
          </table:table-cell>
        </table:table-row>
        <table:table-row table:style-name="ro1">
          <table:table-cell office:value-type="float" office:value="0.0005664" calcext:value-type="float">
            <text:p>0.0005664</text:p>
          </table:table-cell>
          <table:table-cell office:value-type="float" office:value="4765656.56565657" calcext:value-type="float">
            <text:p>4765656.56565657</text:p>
          </table:table-cell>
          <table:table-cell office:value-type="float" office:value="0.0005664" calcext:value-type="float">
            <text:p>0.0005664</text:p>
          </table:table-cell>
          <table:table-cell office:value-type="float" office:value="4765638.7536178" calcext:value-type="float">
            <text:p>4765638.7536178</text:p>
          </table:table-cell>
          <table:table-cell table:formula="of:=[.B36]/[.D36]-1" office:value-type="percentage" office:value="0.00000373759734806356" calcext:value-type="percentage">
            <text:p>0.000374%</text:p>
          </table:table-cell>
        </table:table-row>
        <table:table-row table:style-name="ro1">
          <table:table-cell office:value-type="float" office:value="0.00054774" calcext:value-type="float">
            <text:p>0.00054774</text:p>
          </table:table-cell>
          <table:table-cell office:value-type="float" office:value="4916161.61616162" calcext:value-type="float">
            <text:p>4916161.61616162</text:p>
          </table:table-cell>
          <table:table-cell office:value-type="float" office:value="0.00054774" calcext:value-type="float">
            <text:p>0.00054774</text:p>
          </table:table-cell>
          <table:table-cell office:value-type="float" office:value="4916148.0895412" calcext:value-type="float">
            <text:p>4916148.0895412</text:p>
          </table:table-cell>
          <table:table-cell table:formula="of:=[.B37]/[.D37]-1" office:value-type="percentage" office:value="0.00000275146724093567" calcext:value-type="percentage">
            <text:p>0.000275%</text:p>
          </table:table-cell>
        </table:table-row>
        <table:table-row table:style-name="ro1">
          <table:table-cell office:value-type="float" office:value="0.00053019" calcext:value-type="float">
            <text:p>0.00053019</text:p>
          </table:table-cell>
          <table:table-cell office:value-type="float" office:value="5066666.66666667" calcext:value-type="float">
            <text:p>5066666.66666667</text:p>
          </table:table-cell>
          <table:table-cell office:value-type="float" office:value="0.00053019" calcext:value-type="float">
            <text:p>0.00053019</text:p>
          </table:table-cell>
          <table:table-cell office:value-type="float" office:value="5066680.79211458" calcext:value-type="float">
            <text:p>5066680.79211458</text:p>
          </table:table-cell>
          <table:table-cell table:formula="of:=[.B38]/[.D38]-1" office:value-type="percentage" office:value="-0.00000278790957897179" calcext:value-type="percentage">
            <text:p>-0.000279%</text:p>
          </table:table-cell>
        </table:table-row>
        <table:table-row table:style-name="ro1">
          <table:table-cell office:value-type="float" office:value="0.00051366" calcext:value-type="float">
            <text:p>0.00051366</text:p>
          </table:table-cell>
          <table:table-cell office:value-type="float" office:value="5217171.71717172" calcext:value-type="float">
            <text:p>5217171.71717172</text:p>
          </table:table-cell>
          <table:table-cell office:value-type="float" office:value="0.00051366" calcext:value-type="float">
            <text:p>0.00051366</text:p>
          </table:table-cell>
          <table:table-cell office:value-type="float" office:value="5217184.1305741" calcext:value-type="float">
            <text:p>5217184.1305741</text:p>
          </table:table-cell>
          <table:table-cell table:formula="of:=[.B39]/[.D39]-1" office:value-type="percentage" office:value="-0.00000237932993507606" calcext:value-type="percentage">
            <text:p>-0.000238%</text:p>
          </table:table-cell>
        </table:table-row>
        <table:table-row table:style-name="ro1">
          <table:table-cell office:value-type="float" office:value="0.00049806" calcext:value-type="float">
            <text:p>0.00049806</text:p>
          </table:table-cell>
          <table:table-cell office:value-type="float" office:value="5367676.76767677" calcext:value-type="float">
            <text:p>5367676.76767677</text:p>
          </table:table-cell>
          <table:table-cell office:value-type="float" office:value="0.00049806" calcext:value-type="float">
            <text:p>0.00049806</text:p>
          </table:table-cell>
          <table:table-cell office:value-type="float" office:value="5367699.27087556" calcext:value-type="float">
            <text:p>5367699.27087556</text:p>
          </table:table-cell>
          <table:table-cell table:formula="of:=[.B40]/[.D40]-1" office:value-type="percentage" office:value="-0.0000041923359808127" calcext:value-type="percentage">
            <text:p>-0.000419%</text:p>
          </table:table-cell>
        </table:table-row>
        <table:table-row table:style-name="ro1">
          <table:table-cell office:value-type="float" office:value="0.00048332" calcext:value-type="float">
            <text:p>0.00048332</text:p>
          </table:table-cell>
          <table:table-cell office:value-type="float" office:value="5518181.81818182" calcext:value-type="float">
            <text:p>5518181.81818182</text:p>
          </table:table-cell>
          <table:table-cell office:value-type="float" office:value="0.00048332" calcext:value-type="float">
            <text:p>0.00048332</text:p>
          </table:table-cell>
          <table:table-cell office:value-type="float" office:value="5518165.55326797" calcext:value-type="float">
            <text:p>5518165.55326797</text:p>
          </table:table-cell>
          <table:table-cell table:formula="of:=[.B41]/[.D41]-1" office:value-type="percentage" office:value="0.00000294752190566072" calcext:value-type="percentage">
            <text:p>0.000295%</text:p>
          </table:table-cell>
        </table:table-row>
        <table:table-row table:style-name="ro1">
          <table:table-cell office:value-type="float" office:value="0.00046936" calcext:value-type="float">
            <text:p>0.00046936</text:p>
          </table:table-cell>
          <table:table-cell office:value-type="float" office:value="5668686.86868687" calcext:value-type="float">
            <text:p>5668686.86868687</text:p>
          </table:table-cell>
          <table:table-cell office:value-type="float" office:value="0.00046936" calcext:value-type="float">
            <text:p>0.00046936</text:p>
          </table:table-cell>
          <table:table-cell office:value-type="float" office:value="5668708.74596405" calcext:value-type="float">
            <text:p>5668708.74596405</text:p>
          </table:table-cell>
          <table:table-cell table:formula="of:=[.B42]/[.D42]-1" office:value-type="percentage" office:value="-0.00000385930520641065" calcext:value-type="percentage">
            <text:p>-0.000386%</text:p>
          </table:table-cell>
        </table:table-row>
        <table:table-row table:style-name="ro1">
          <table:table-cell office:value-type="float" office:value="0.00045613" calcext:value-type="float">
            <text:p>0.00045613</text:p>
          </table:table-cell>
          <table:table-cell office:value-type="float" office:value="5819191.91919192" calcext:value-type="float">
            <text:p>5819191.91919192</text:p>
          </table:table-cell>
          <table:table-cell office:value-type="float" office:value="0.00045613" calcext:value-type="float">
            <text:p>0.00045613</text:p>
          </table:table-cell>
          <table:table-cell office:value-type="float" office:value="5819214.92022601" calcext:value-type="float">
            <text:p>5819214.92022601</text:p>
          </table:table-cell>
          <table:table-cell table:formula="of:=[.B43]/[.D43]-1" office:value-type="percentage" office:value="-0.00000395260089225413" calcext:value-type="percentage">
            <text:p>-0.000395%</text:p>
          </table:table-cell>
        </table:table-row>
        <table:table-row table:style-name="ro1">
          <table:table-cell office:value-type="float" office:value="0.00044357" calcext:value-type="float">
            <text:p>0.00044357</text:p>
          </table:table-cell>
          <table:table-cell office:value-type="float" office:value="5969696.96969697" calcext:value-type="float">
            <text:p>5969696.96969697</text:p>
          </table:table-cell>
          <table:table-cell office:value-type="float" office:value="0.00044357" calcext:value-type="float">
            <text:p>0.00044357</text:p>
          </table:table-cell>
          <table:table-cell office:value-type="float" office:value="5969742.58262526" calcext:value-type="float">
            <text:p>5969742.58262526</text:p>
          </table:table-cell>
          <table:table-cell table:formula="of:=[.B44]/[.D44]-1" office:value-type="percentage" office:value="-0.00000764068595304757" calcext:value-type="percentage">
            <text:p>-0.000764%</text:p>
          </table:table-cell>
        </table:table-row>
        <table:table-row table:style-name="ro1">
          <table:table-cell office:value-type="float" office:value="0.00043164" calcext:value-type="float">
            <text:p>0.00043164</text:p>
          </table:table-cell>
          <table:table-cell office:value-type="float" office:value="6120202.02020202" calcext:value-type="float">
            <text:p>6120202.02020202</text:p>
          </table:table-cell>
          <table:table-cell office:value-type="float" office:value="0.00043164" calcext:value-type="float">
            <text:p>0.00043164</text:p>
          </table:table-cell>
          <table:table-cell office:value-type="float" office:value="6120174.33013228" calcext:value-type="float">
            <text:p>6120174.33013228</text:p>
          </table:table-cell>
          <table:table-cell table:formula="of:=[.B45]/[.D45]-1" office:value-type="percentage" office:value="0.00000452439232079271" calcext:value-type="percentage">
            <text:p>0.000452%</text:p>
          </table:table-cell>
        </table:table-row>
        <table:table-row table:style-name="ro1">
          <table:table-cell office:value-type="float" office:value="0.00042028" calcext:value-type="float">
            <text:p>0.00042028</text:p>
          </table:table-cell>
          <table:table-cell office:value-type="float" office:value="6270707.07070707" calcext:value-type="float">
            <text:p>6270707.07070707</text:p>
          </table:table-cell>
          <table:table-cell office:value-type="float" office:value="0.00042028" calcext:value-type="float">
            <text:p>0.00042028</text:p>
          </table:table-cell>
          <table:table-cell office:value-type="float" office:value="6270704.66868281" calcext:value-type="float">
            <text:p>6270704.66868281</text:p>
          </table:table-cell>
          <table:table-cell table:formula="of:=[.B46]/[.D46]-1" office:value-type="percentage" office:value="0.00000038305491734114" calcext:value-type="percentage">
            <text:p>0.000038%</text:p>
          </table:table-cell>
        </table:table-row>
        <table:table-row table:style-name="ro1">
          <table:table-cell office:value-type="float" office:value="0.00040946" calcext:value-type="float">
            <text:p>0.00040946</text:p>
          </table:table-cell>
          <table:table-cell office:value-type="float" office:value="6421212.12121212" calcext:value-type="float">
            <text:p>6421212.12121212</text:p>
          </table:table-cell>
          <table:table-cell office:value-type="float" office:value="0.00040946" calcext:value-type="float">
            <text:p>0.00040946</text:p>
          </table:table-cell>
          <table:table-cell office:value-type="float" office:value="6421200.66958473" calcext:value-type="float">
            <text:p>6421200.66958473</text:p>
          </table:table-cell>
          <table:table-cell table:formula="of:=[.B47]/[.D47]-1" office:value-type="percentage" office:value="0.00000178340905132579" calcext:value-type="percentage">
            <text:p>0.000178%</text:p>
          </table:table-cell>
        </table:table-row>
        <table:table-row table:style-name="ro1">
          <table:table-cell office:value-type="float" office:value="0.00039914" calcext:value-type="float">
            <text:p>0.00039914</text:p>
          </table:table-cell>
          <table:table-cell office:value-type="float" office:value="6571717.17171717" calcext:value-type="float">
            <text:p>6571717.17171717</text:p>
          </table:table-cell>
          <table:table-cell office:value-type="float" office:value="0.00039914" calcext:value-type="float">
            <text:p>0.00039914</text:p>
          </table:table-cell>
          <table:table-cell office:value-type="float" office:value="6571706.39105756" calcext:value-type="float">
            <text:p>6571706.39105756</text:p>
          </table:table-cell>
          <table:table-cell table:formula="of:=[.B48]/[.D48]-1" office:value-type="percentage" office:value="0.00000164046580408694" calcext:value-type="percentage">
            <text:p>0.000164%</text:p>
          </table:table-cell>
        </table:table-row>
        <table:table-row table:style-name="ro1">
          <table:table-cell office:value-type="float" office:value="0.00038929" calcext:value-type="float">
            <text:p>0.00038929</text:p>
          </table:table-cell>
          <table:table-cell office:value-type="float" office:value="6722222.22222222" calcext:value-type="float">
            <text:p>6722222.22222222</text:p>
          </table:table-cell>
          <table:table-cell office:value-type="float" office:value="0.00038929" calcext:value-type="float">
            <text:p>0.00038929</text:p>
          </table:table-cell>
          <table:table-cell office:value-type="float" office:value="6722170.03286541" calcext:value-type="float">
            <text:p>6722170.03286541</text:p>
          </table:table-cell>
          <table:table-cell table:formula="of:=[.B49]/[.D49]-1" office:value-type="percentage" office:value="0.00000776376624678221" calcext:value-type="percentage">
            <text:p>0.000776%</text:p>
          </table:table-cell>
        </table:table-row>
        <table:table-row table:style-name="ro1">
          <table:table-cell office:value-type="float" office:value="0.00037987" calcext:value-type="float">
            <text:p>0.00037987</text:p>
          </table:table-cell>
          <table:table-cell office:value-type="float" office:value="6872727.27272727" calcext:value-type="float">
            <text:p>6872727.27272727</text:p>
          </table:table-cell>
          <table:table-cell office:value-type="float" office:value="0.00037987" calcext:value-type="float">
            <text:p>0.00037987</text:p>
          </table:table-cell>
          <table:table-cell office:value-type="float" office:value="6872741.48687808" calcext:value-type="float">
            <text:p>6872741.48687808</text:p>
          </table:table-cell>
          <table:table-cell table:formula="of:=[.B50]/[.D50]-1" office:value-type="percentage" office:value="-0.0000020681922693333" calcext:value-type="percentage">
            <text:p>-0.000207%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7023232.32323232" calcext:value-type="float">
            <text:p>7023232.32323232</text:p>
          </table:table-cell>
          <table:table-cell office:value-type="float" office:value="0.00037086" calcext:value-type="float">
            <text:p>0.00037086</text:p>
          </table:table-cell>
          <table:table-cell office:value-type="float" office:value="7023301.43362967" calcext:value-type="float">
            <text:p>7023301.43362967</text:p>
          </table:table-cell>
          <table:table-cell table:formula="of:=[.B51]/[.D51]-1" office:value-type="percentage" office:value="-0.00000984015822225182" calcext:value-type="percentage">
            <text:p>-0.000984%</text:p>
          </table:table-cell>
        </table:table-row>
        <table:table-row table:style-name="ro1">
          <table:table-cell office:value-type="float" office:value="0.00036224" calcext:value-type="float">
            <text:p>0.00036224</text:p>
          </table:table-cell>
          <table:table-cell office:value-type="float" office:value="7173737.37373737" calcext:value-type="float">
            <text:p>7173737.37373737</text:p>
          </table:table-cell>
          <table:table-cell office:value-type="float" office:value="0.00036224" calcext:value-type="float">
            <text:p>0.00036224</text:p>
          </table:table-cell>
          <table:table-cell office:value-type="float" office:value="7173749.41380554" calcext:value-type="float">
            <text:p>7173749.41380554</text:p>
          </table:table-cell>
          <table:table-cell table:formula="of:=[.B52]/[.D52]-1" office:value-type="percentage" office:value="-0.0000016783508148821" calcext:value-type="percentage">
            <text:p>-0.000168%</text:p>
          </table:table-cell>
        </table:table-row>
        <table:table-row table:style-name="ro1">
          <table:table-cell office:value-type="float" office:value="0.00035398" calcext:value-type="float">
            <text:p>0.00035398</text:p>
          </table:table-cell>
          <table:table-cell office:value-type="float" office:value="7324242.42424242" calcext:value-type="float">
            <text:p>7324242.42424242</text:p>
          </table:table-cell>
          <table:table-cell office:value-type="float" office:value="0.00035398" calcext:value-type="float">
            <text:p>0.00035398</text:p>
          </table:table-cell>
          <table:table-cell office:value-type="float" office:value="7324193.03036914" calcext:value-type="float">
            <text:p>7324193.03036914</text:p>
          </table:table-cell>
          <table:table-cell table:formula="of:=[.B53]/[.D53]-1" office:value-type="percentage" office:value="0.000006743933847142" calcext:value-type="percentage">
            <text:p>0.000674%</text:p>
          </table:table-cell>
        </table:table-row>
        <table:table-row table:style-name="ro1">
          <table:table-cell office:value-type="float" office:value="0.00034605" calcext:value-type="float">
            <text:p>0.00034605</text:p>
          </table:table-cell>
          <table:table-cell office:value-type="float" office:value="7474747.47474748" calcext:value-type="float">
            <text:p>7474747.47474748</text:p>
          </table:table-cell>
          <table:table-cell office:value-type="float" office:value="0.00034605" calcext:value-type="float">
            <text:p>0.00034605</text:p>
          </table:table-cell>
          <table:table-cell office:value-type="float" office:value="7474796.58261223" calcext:value-type="float">
            <text:p>7474796.58261223</text:p>
          </table:table-cell>
          <table:table-cell table:formula="of:=[.B54]/[.D54]-1" office:value-type="percentage" office:value="-0.00000656979279678449" calcext:value-type="percentage">
            <text:p>-0.000657%</text:p>
          </table:table-cell>
        </table:table-row>
        <table:table-row table:style-name="ro1">
          <table:table-cell office:value-type="float" office:value="0.00033845" calcext:value-type="float">
            <text:p>0.00033845</text:p>
          </table:table-cell>
          <table:table-cell office:value-type="float" office:value="7625252.52525253" calcext:value-type="float">
            <text:p>7625252.52525253</text:p>
          </table:table-cell>
          <table:table-cell office:value-type="float" office:value="0.00033845" calcext:value-type="float">
            <text:p>0.00033845</text:p>
          </table:table-cell>
          <table:table-cell office:value-type="float" office:value="7625180.25428199" calcext:value-type="float">
            <text:p>7625180.25428199</text:p>
          </table:table-cell>
          <table:table-cell table:formula="of:=[.B55]/[.D55]-1" office:value-type="percentage" office:value="0.00000947793601313585" calcext:value-type="percentage">
            <text:p>0.000948%</text:p>
          </table:table-cell>
        </table:table-row>
        <table:table-row table:style-name="ro1">
          <table:table-cell office:value-type="float" office:value="0.00033114" calcext:value-type="float">
            <text:p>0.00033114</text:p>
          </table:table-cell>
          <table:table-cell office:value-type="float" office:value="7775757.57575758" calcext:value-type="float">
            <text:p>7775757.57575758</text:p>
          </table:table-cell>
          <table:table-cell office:value-type="float" office:value="0.00033114" calcext:value-type="float">
            <text:p>0.00033114</text:p>
          </table:table-cell>
          <table:table-cell office:value-type="float" office:value="7775772.93842759" calcext:value-type="float">
            <text:p>7775772.93842759</text:p>
          </table:table-cell>
          <table:table-cell table:formula="of:=[.B56]/[.D56]-1" office:value-type="percentage" office:value="-0.00000197570969917571" calcext:value-type="percentage">
            <text:p>-0.000198%</text:p>
          </table:table-cell>
        </table:table-row>
        <table:table-row table:style-name="ro1">
          <table:table-cell office:value-type="float" office:value="0.00032412" calcext:value-type="float">
            <text:p>0.00032412</text:p>
          </table:table-cell>
          <table:table-cell office:value-type="float" office:value="7926262.62626263" calcext:value-type="float">
            <text:p>7926262.62626263</text:p>
          </table:table-cell>
          <table:table-cell office:value-type="float" office:value="0.00032412" calcext:value-type="float">
            <text:p>0.00032412</text:p>
          </table:table-cell>
          <table:table-cell office:value-type="float" office:value="7926231.50297915" calcext:value-type="float">
            <text:p>7926231.50297915</text:p>
          </table:table-cell>
          <table:table-cell table:formula="of:=[.B57]/[.D57]-1" office:value-type="percentage" office:value="0.00000392661802384175" calcext:value-type="percentage">
            <text:p>0.000393%</text:p>
          </table:table-cell>
        </table:table-row>
        <table:table-row table:style-name="ro1">
          <table:table-cell office:value-type="float" office:value="0.00031736" calcext:value-type="float">
            <text:p>0.00031736</text:p>
          </table:table-cell>
          <table:table-cell office:value-type="float" office:value="8076767.67676768" calcext:value-type="float">
            <text:p>8076767.67676768</text:p>
          </table:table-cell>
          <table:table-cell office:value-type="float" office:value="0.00031736" calcext:value-type="float">
            <text:p>0.00031736</text:p>
          </table:table-cell>
          <table:table-cell office:value-type="float" office:value="8076866.11563075" calcext:value-type="float">
            <text:p>8076866.11563075</text:p>
          </table:table-cell>
          <table:table-cell table:formula="of:=[.B58]/[.D58]-1" office:value-type="percentage" office:value="-0.0000121877547131222" calcext:value-type="percentage">
            <text:p>-0.001219%</text:p>
          </table:table-cell>
        </table:table-row>
        <table:table-row table:style-name="ro1">
          <table:table-cell office:value-type="float" office:value="0.00031086" calcext:value-type="float">
            <text:p>0.00031086</text:p>
          </table:table-cell>
          <table:table-cell office:value-type="float" office:value="8227272.72727273" calcext:value-type="float">
            <text:p>8227272.72727273</text:p>
          </table:table-cell>
          <table:table-cell office:value-type="float" office:value="0.00031086" calcext:value-type="float">
            <text:p>0.00031086</text:p>
          </table:table-cell>
          <table:table-cell office:value-type="float" office:value="8227355.93334497" calcext:value-type="float">
            <text:p>8227355.93334497</text:p>
          </table:table-cell>
          <table:table-cell table:formula="of:=[.B59]/[.D59]-1" office:value-type="percentage" office:value="-0.0000101133429644129" calcext:value-type="percentage">
            <text:p>-0.001011%</text:p>
          </table:table-cell>
        </table:table-row>
        <table:table-row table:style-name="ro1">
          <table:table-cell office:value-type="float" office:value="0.0003046" calcext:value-type="float">
            <text:p>0.0003046</text:p>
          </table:table-cell>
          <table:table-cell office:value-type="float" office:value="8377777.77777778" calcext:value-type="float">
            <text:p>8377777.77777778</text:p>
          </table:table-cell>
          <table:table-cell office:value-type="float" office:value="0.0003046" calcext:value-type="float">
            <text:p>0.0003046</text:p>
          </table:table-cell>
          <table:table-cell office:value-type="float" office:value="8377844.4885135" calcext:value-type="float">
            <text:p>8377844.4885135</text:p>
          </table:table-cell>
          <table:table-cell table:formula="of:=[.B60]/[.D60]-1" office:value-type="percentage" office:value="-0.00000796275650738476" calcext:value-type="percentage">
            <text:p>-0.000796%</text:p>
          </table:table-cell>
        </table:table-row>
        <table:table-row table:style-name="ro1">
          <table:table-cell office:value-type="float" office:value="0.00029857" calcext:value-type="float">
            <text:p>0.00029857</text:p>
          </table:table-cell>
          <table:table-cell office:value-type="float" office:value="8528282.82828283" calcext:value-type="float">
            <text:p>8528282.82828283</text:p>
          </table:table-cell>
          <table:table-cell office:value-type="float" office:value="0.00029857" calcext:value-type="float">
            <text:p>0.00029857</text:p>
          </table:table-cell>
          <table:table-cell office:value-type="float" office:value="8528268.73423195" calcext:value-type="float">
            <text:p>8528268.73423195</text:p>
          </table:table-cell>
          <table:table-cell table:formula="of:=[.B61]/[.D61]-1" office:value-type="percentage" office:value="0.00000165262743490047" calcext:value-type="percentage">
            <text:p>0.000165%</text:p>
          </table:table-cell>
        </table:table-row>
        <table:table-row table:style-name="ro1">
          <table:table-cell office:value-type="float" office:value="0.00029275" calcext:value-type="float">
            <text:p>0.00029275</text:p>
          </table:table-cell>
          <table:table-cell office:value-type="float" office:value="8678787.87878788" calcext:value-type="float">
            <text:p>8678787.87878788</text:p>
          </table:table-cell>
          <table:table-cell office:value-type="float" office:value="0.00029275" calcext:value-type="float">
            <text:p>0.00029275</text:p>
          </table:table-cell>
          <table:table-cell office:value-type="float" office:value="8678842.67931099" calcext:value-type="float">
            <text:p>8678842.67931099</text:p>
          </table:table-cell>
          <table:table-cell table:formula="of:=[.B62]/[.D62]-1" office:value-type="percentage" office:value="-0.00000631426621411357" calcext:value-type="percentage">
            <text:p>-0.000631%</text:p>
          </table:table-cell>
        </table:table-row>
        <table:table-row table:style-name="ro1">
          <table:table-cell office:value-type="float" office:value="0.00028714" calcext:value-type="float">
            <text:p>0.00028714</text:p>
          </table:table-cell>
          <table:table-cell office:value-type="float" office:value="8829292.92929293" calcext:value-type="float">
            <text:p>8829292.92929293</text:p>
          </table:table-cell>
          <table:table-cell office:value-type="float" office:value="0.00028714" calcext:value-type="float">
            <text:p>0.00028714</text:p>
          </table:table-cell>
          <table:table-cell office:value-type="float" office:value="8829287.80829617" calcext:value-type="float">
            <text:p>8829287.80829617</text:p>
          </table:table-cell>
          <table:table-cell table:formula="of:=[.B63]/[.D63]-1" office:value-type="percentage" office:value="0.00000058000111358148" calcext:value-type="percentage">
            <text:p>0.000058%</text:p>
          </table:table-cell>
        </table:table-row>
        <table:table-row table:style-name="ro1">
          <table:table-cell office:value-type="float" office:value="0.00028172" calcext:value-type="float">
            <text:p>0.00028172</text:p>
          </table:table-cell>
          <table:table-cell office:value-type="float" office:value="8979797.97979798" calcext:value-type="float">
            <text:p>8979797.97979798</text:p>
          </table:table-cell>
          <table:table-cell office:value-type="float" office:value="0.00028172" calcext:value-type="float">
            <text:p>0.00028172</text:p>
          </table:table-cell>
          <table:table-cell office:value-type="float" office:value="8979870.19725259" calcext:value-type="float">
            <text:p>8979870.19725259</text:p>
          </table:table-cell>
          <table:table-cell table:formula="of:=[.B64]/[.D64]-1" office:value-type="percentage" office:value="-0.00000804214905381073" calcext:value-type="percentage">
            <text:p>-0.000804%</text:p>
          </table:table-cell>
        </table:table-row>
        <table:table-row table:style-name="ro1">
          <table:table-cell office:value-type="float" office:value="0.00027649" calcext:value-type="float">
            <text:p>0.00027649</text:p>
          </table:table-cell>
          <table:table-cell office:value-type="float" office:value="9130303.03030303" calcext:value-type="float">
            <text:p>9130303.03030303</text:p>
          </table:table-cell>
          <table:table-cell office:value-type="float" office:value="0.00027649" calcext:value-type="float">
            <text:p>0.00027649</text:p>
          </table:table-cell>
          <table:table-cell office:value-type="float" office:value="9130328.94224995" calcext:value-type="float">
            <text:p>9130328.94224995</text:p>
          </table:table-cell>
          <table:table-cell table:formula="of:=[.B65]/[.D65]-1" office:value-type="percentage" office:value="-0.00000283800803768663" calcext:value-type="percentage">
            <text:p>-0.000284%</text:p>
          </table:table-cell>
        </table:table-row>
        <table:table-row table:style-name="ro1">
          <table:table-cell office:value-type="float" office:value="0.00027144" calcext:value-type="float">
            <text:p>0.00027144</text:p>
          </table:table-cell>
          <table:table-cell office:value-type="float" office:value="9280808.08080808" calcext:value-type="float">
            <text:p>9280808.08080808</text:p>
          </table:table-cell>
          <table:table-cell office:value-type="float" office:value="0.00027144" calcext:value-type="float">
            <text:p>0.00027144</text:p>
          </table:table-cell>
          <table:table-cell office:value-type="float" office:value="9280686.91378396" calcext:value-type="float">
            <text:p>9280686.91378396</text:p>
          </table:table-cell>
          <table:table-cell table:formula="of:=[.B66]/[.D66]-1" office:value-type="percentage" office:value="0.0000130558249882284" calcext:value-type="percentage">
            <text:p>0.001306%</text:p>
          </table:table-cell>
        </table:table-row>
        <table:table-row table:style-name="ro1">
          <table:table-cell office:value-type="float" office:value="0.00026655" calcext:value-type="float">
            <text:p>0.00026655</text:p>
          </table:table-cell>
          <table:table-cell office:value-type="float" office:value="9431313.13131313" calcext:value-type="float">
            <text:p>9431313.13131313</text:p>
          </table:table-cell>
          <table:table-cell office:value-type="float" office:value="0.00026655" calcext:value-type="float">
            <text:p>0.00026655</text:p>
          </table:table-cell>
          <table:table-cell office:value-type="float" office:value="9431302.29642655" calcext:value-type="float">
            <text:p>9431302.29642655</text:p>
          </table:table-cell>
          <table:table-cell table:formula="of:=[.B67]/[.D67]-1" office:value-type="percentage" office:value="0.00000114882189494736" calcext:value-type="percentage">
            <text:p>0.000115%</text:p>
          </table:table-cell>
        </table:table-row>
        <table:table-row table:style-name="ro1">
          <table:table-cell office:value-type="float" office:value="0.00026182" calcext:value-type="float">
            <text:p>0.00026182</text:p>
          </table:table-cell>
          <table:table-cell office:value-type="float" office:value="9581818.18181818" calcext:value-type="float">
            <text:p>9581818.18181818</text:p>
          </table:table-cell>
          <table:table-cell office:value-type="float" office:value="0.00026182" calcext:value-type="float">
            <text:p>0.00026182</text:p>
          </table:table-cell>
          <table:table-cell office:value-type="float" office:value="9581951.8351791" calcext:value-type="float">
            <text:p>9581951.8351791</text:p>
          </table:table-cell>
          <table:table-cell table:formula="of:=[.B68]/[.D68]-1" office:value-type="percentage" office:value="-0.0000139484484189545" calcext:value-type="percentage">
            <text:p>-0.001395%</text:p>
          </table:table-cell>
        </table:table-row>
        <table:table-row table:style-name="ro1">
          <table:table-cell office:value-type="float" office:value="0.00025725" calcext:value-type="float">
            <text:p>0.00025725</text:p>
          </table:table-cell>
          <table:table-cell office:value-type="float" office:value="9732323.23232323" calcext:value-type="float">
            <text:p>9732323.23232323</text:p>
          </table:table-cell>
          <table:table-cell office:value-type="float" office:value="0.00025725" calcext:value-type="float">
            <text:p>0.00025725</text:p>
          </table:table-cell>
          <table:table-cell office:value-type="float" office:value="9732396.02478494" calcext:value-type="float">
            <text:p>9732396.02478494</text:p>
          </table:table-cell>
          <table:table-cell table:formula="of:=[.B69]/[.D69]-1" office:value-type="percentage" office:value="-0.00000747939782996809" calcext:value-type="percentage">
            <text:p>-0.000748%</text:p>
          </table:table-cell>
        </table:table-row>
        <table:table-row table:style-name="ro1">
          <table:table-cell office:value-type="float" office:value="0.00025283" calcext:value-type="float">
            <text:p>0.00025283</text:p>
          </table:table-cell>
          <table:table-cell office:value-type="float" office:value="9882828.28282828" calcext:value-type="float">
            <text:p>9882828.28282828</text:p>
          </table:table-cell>
          <table:table-cell office:value-type="float" office:value="0.00025283" calcext:value-type="float">
            <text:p>0.00025283</text:p>
          </table:table-cell>
          <table:table-cell office:value-type="float" office:value="9882724.5000246" calcext:value-type="float">
            <text:p>9882724.5000246</text:p>
          </table:table-cell>
          <table:table-cell table:formula="of:=[.B70]/[.D70]-1" office:value-type="percentage" office:value="0.0000105014364899514" calcext:value-type="percentage">
            <text:p>0.001050%</text:p>
          </table:table-cell>
        </table:table-row>
        <table:table-row table:style-name="ro1">
          <table:table-cell office:value-type="float" office:value="0.00024854" calcext:value-type="float">
            <text:p>0.00024854</text:p>
          </table:table-cell>
          <table:table-cell office:value-type="float" office:value="10033333.3333333" calcext:value-type="float">
            <text:p>10033333.3333333</text:p>
          </table:table-cell>
          <table:table-cell office:value-type="float" office:value="0.00024854" calcext:value-type="float">
            <text:p>0.00024854</text:p>
          </table:table-cell>
          <table:table-cell office:value-type="float" office:value="10033411.9582309" calcext:value-type="float">
            <text:p>10033411.9582309</text:p>
          </table:table-cell>
          <table:table-cell table:formula="of:=[.B71]/[.D71]-1" office:value-type="percentage" office:value="-0.00000783630712331007" calcext:value-type="percentage">
            <text:p>-0.000784%</text:p>
          </table:table-cell>
        </table:table-row>
        <table:table-row table:style-name="ro1">
          <table:table-cell office:value-type="float" office:value="0.00024439" calcext:value-type="float">
            <text:p>0.00024439</text:p>
          </table:table-cell>
          <table:table-cell office:value-type="float" office:value="10183838.3838384" calcext:value-type="float">
            <text:p>10183838.3838384</text:p>
          </table:table-cell>
          <table:table-cell office:value-type="float" office:value="0.00024439" calcext:value-type="float">
            <text:p>0.00024439</text:p>
          </table:table-cell>
          <table:table-cell office:value-type="float" office:value="10183903.8699097" calcext:value-type="float">
            <text:p>10183903.8699097</text:p>
          </table:table-cell>
          <table:table-cell table:formula="of:=[.B72]/[.D72]-1" office:value-type="percentage" office:value="-0.00000643035049208152" calcext:value-type="percentage">
            <text:p>-0.000643%</text:p>
          </table:table-cell>
        </table:table-row>
        <table:table-row table:style-name="ro1">
          <table:table-cell office:value-type="float" office:value="0.00024037" calcext:value-type="float">
            <text:p>0.00024037</text:p>
          </table:table-cell>
          <table:table-cell office:value-type="float" office:value="10334343.4343434" calcext:value-type="float">
            <text:p>10334343.4343434</text:p>
          </table:table-cell>
          <table:table-cell office:value-type="float" office:value="0.00024037" calcext:value-type="float">
            <text:p>0.00024037</text:p>
          </table:table-cell>
          <table:table-cell office:value-type="float" office:value="10334345.6836803" calcext:value-type="float">
            <text:p>10334345.6836803</text:p>
          </table:table-cell>
          <table:table-cell table:formula="of:=[.B73]/[.D73]-1" office:value-type="percentage" office:value="-0.00000021765644087068" calcext:value-type="percentage">
            <text:p>-0.000022%</text:p>
          </table:table-cell>
        </table:table-row>
        <table:table-row table:style-name="ro1">
          <table:table-cell office:value-type="float" office:value="0.00023647" calcext:value-type="float">
            <text:p>0.00023647</text:p>
          </table:table-cell>
          <table:table-cell office:value-type="float" office:value="10484848.4848485" calcext:value-type="float">
            <text:p>10484848.4848485</text:p>
          </table:table-cell>
          <table:table-cell office:value-type="float" office:value="0.00023647" calcext:value-type="float">
            <text:p>0.00023647</text:p>
          </table:table-cell>
          <table:table-cell office:value-type="float" office:value="10484915.5532093" calcext:value-type="float">
            <text:p>10484915.5532093</text:p>
          </table:table-cell>
          <table:table-cell table:formula="of:=[.B74]/[.D74]-1" office:value-type="percentage" office:value="-0.00000639665245083521" calcext:value-type="percentage">
            <text:p>-0.000640%</text:p>
          </table:table-cell>
        </table:table-row>
        <table:table-row table:style-name="ro1">
          <table:table-cell office:value-type="float" office:value="0.00023269" calcext:value-type="float">
            <text:p>0.00023269</text:p>
          </table:table-cell>
          <table:table-cell office:value-type="float" office:value="10635353.5353535" calcext:value-type="float">
            <text:p>10635353.5353535</text:p>
          </table:table-cell>
          <table:table-cell office:value-type="float" office:value="0.00023269" calcext:value-type="float">
            <text:p>0.00023269</text:p>
          </table:table-cell>
          <table:table-cell office:value-type="float" office:value="10635422.0944738" calcext:value-type="float">
            <text:p>10635422.0944738</text:p>
          </table:table-cell>
          <table:table-cell table:formula="of:=[.B75]/[.D75]-1" office:value-type="percentage" office:value="-0.00000644629988366674" calcext:value-type="percentage">
            <text:p>-0.000645%</text:p>
          </table:table-cell>
        </table:table-row>
        <table:table-row table:style-name="ro1">
          <table:table-cell office:value-type="float" office:value="0.00022903" calcext:value-type="float">
            <text:p>0.00022903</text:p>
          </table:table-cell>
          <table:table-cell office:value-type="float" office:value="10785858.5858586" calcext:value-type="float">
            <text:p>10785858.5858586</text:p>
          </table:table-cell>
          <table:table-cell office:value-type="float" office:value="0.00022903" calcext:value-type="float">
            <text:p>0.00022903</text:p>
          </table:table-cell>
          <table:table-cell office:value-type="float" office:value="10785661.0192281" calcext:value-type="float">
            <text:p>10785661.0192281</text:p>
          </table:table-cell>
          <table:table-cell table:formula="of:=[.B76]/[.D76]-1" office:value-type="percentage" office:value="0.0000183175263990254" calcext:value-type="percentage">
            <text:p>0.001832%</text:p>
          </table:table-cell>
        </table:table-row>
        <table:table-row table:style-name="ro1">
          <table:table-cell office:value-type="float" office:value="0.00022547" calcext:value-type="float">
            <text:p>0.00022547</text:p>
          </table:table-cell>
          <table:table-cell office:value-type="float" office:value="10936363.6363636" calcext:value-type="float">
            <text:p>10936363.6363636</text:p>
          </table:table-cell>
          <table:table-cell office:value-type="float" office:value="0.00022547" calcext:value-type="float">
            <text:p>0.00022547</text:p>
          </table:table-cell>
          <table:table-cell office:value-type="float" office:value="10936273.7697487" calcext:value-type="float">
            <text:p>10936273.7697487</text:p>
          </table:table-cell>
          <table:table-cell table:formula="of:=[.B77]/[.D77]-1" office:value-type="percentage" office:value="0.00000821729748845534" calcext:value-type="percentage">
            <text:p>0.000822%</text:p>
          </table:table-cell>
        </table:table-row>
        <table:table-row table:style-name="ro1">
          <table:table-cell office:value-type="float" office:value="0.00022202" calcext:value-type="float">
            <text:p>0.00022202</text:p>
          </table:table-cell>
          <table:table-cell office:value-type="float" office:value="11086868.6868687" calcext:value-type="float">
            <text:p>11086868.6868687</text:p>
          </table:table-cell>
          <table:table-cell office:value-type="float" office:value="0.00022202" calcext:value-type="float">
            <text:p>0.00022202</text:p>
          </table:table-cell>
          <table:table-cell office:value-type="float" office:value="11086664.6188042" calcext:value-type="float">
            <text:p>11086664.6188042</text:p>
          </table:table-cell>
          <table:table-cell table:formula="of:=[.B78]/[.D78]-1" office:value-type="percentage" office:value="0.0000184066237733926" calcext:value-type="percentage">
            <text:p>0.001841%</text:p>
          </table:table-cell>
        </table:table-row>
        <table:table-row table:style-name="ro1">
          <table:table-cell office:value-type="float" office:value="0.00021866" calcext:value-type="float">
            <text:p>0.00021866</text:p>
          </table:table-cell>
          <table:table-cell office:value-type="float" office:value="11237373.7373737" calcext:value-type="float">
            <text:p>11237373.7373737</text:p>
          </table:table-cell>
          <table:table-cell office:value-type="float" office:value="0.00021866" calcext:value-type="float">
            <text:p>0.00021866</text:p>
          </table:table-cell>
          <table:table-cell office:value-type="float" office:value="11237541.2011751" calcext:value-type="float">
            <text:p>11237541.2011751</text:p>
          </table:table-cell>
          <table:table-cell table:formula="of:=[.B79]/[.D79]-1" office:value-type="percentage" office:value="-0.0000149021746308486" calcext:value-type="percentage">
            <text:p>-0.001490%</text:p>
          </table:table-cell>
        </table:table-row>
        <table:table-row table:style-name="ro1">
          <table:table-cell office:value-type="float" office:value="0.00021541" calcext:value-type="float">
            <text:p>0.00021541</text:p>
          </table:table-cell>
          <table:table-cell office:value-type="float" office:value="11387878.7878788" calcext:value-type="float">
            <text:p>11387878.7878788</text:p>
          </table:table-cell>
          <table:table-cell office:value-type="float" office:value="0.00021541" calcext:value-type="float">
            <text:p>0.00021541</text:p>
          </table:table-cell>
          <table:table-cell office:value-type="float" office:value="11387829.6514618" calcext:value-type="float">
            <text:p>11387829.6514618</text:p>
          </table:table-cell>
          <table:table-cell table:formula="of:=[.B80]/[.D80]-1" office:value-type="percentage" office:value="0.00000431481840301728" calcext:value-type="percentage">
            <text:p>0.000431%</text:p>
          </table:table-cell>
        </table:table-row>
        <table:table-row table:style-name="ro1">
          <table:table-cell office:value-type="float" office:value="0.00021225" calcext:value-type="float">
            <text:p>0.00021225</text:p>
          </table:table-cell>
          <table:table-cell office:value-type="float" office:value="11538383.8383838" calcext:value-type="float">
            <text:p>11538383.8383838</text:p>
          </table:table-cell>
          <table:table-cell office:value-type="float" office:value="0.00021225" calcext:value-type="float">
            <text:p>0.00021225</text:p>
          </table:table-cell>
          <table:table-cell office:value-type="float" office:value="11538268.1026999" calcext:value-type="float">
            <text:p>11538268.1026999</text:p>
          </table:table-cell>
          <table:table-cell table:formula="of:=[.B81]/[.D81]-1" office:value-type="percentage" office:value="0.0000100305940979872" calcext:value-type="percentage">
            <text:p>0.001003%</text:p>
          </table:table-cell>
        </table:table-row>
        <table:table-row table:style-name="ro1">
          <table:table-cell office:value-type="float" office:value="0.00020918" calcext:value-type="float">
            <text:p>0.00020918</text:p>
          </table:table-cell>
          <table:table-cell office:value-type="float" office:value="11688888.8888889" calcext:value-type="float">
            <text:p>11688888.8888889</text:p>
          </table:table-cell>
          <table:table-cell office:value-type="float" office:value="0.00020918" calcext:value-type="float">
            <text:p>0.00020918</text:p>
          </table:table-cell>
          <table:table-cell office:value-type="float" office:value="11688699.6492598" calcext:value-type="float">
            <text:p>11688699.6492598</text:p>
          </table:table-cell>
          <table:table-cell table:formula="of:=[.B82]/[.D82]-1" office:value-type="percentage" office:value="0.0000161899642199259" calcext:value-type="percentage">
            <text:p>0.001619%</text:p>
          </table:table-cell>
        </table:table-row>
        <table:table-row table:style-name="ro1">
          <table:table-cell office:value-type="float" office:value="0.00020619" calcext:value-type="float">
            <text:p>0.00020619</text:p>
          </table:table-cell>
          <table:table-cell office:value-type="float" office:value="11839393.9393939" calcext:value-type="float">
            <text:p>11839393.9393939</text:p>
          </table:table-cell>
          <table:table-cell office:value-type="float" office:value="0.00020619" calcext:value-type="float">
            <text:p>0.00020619</text:p>
          </table:table-cell>
          <table:table-cell office:value-type="float" office:value="11839468.4800149" calcext:value-type="float">
            <text:p>11839468.4800149</text:p>
          </table:table-cell>
          <table:table-cell table:formula="of:=[.B83]/[.D83]-1" office:value-type="percentage" office:value="-0.00000629594319334625" calcext:value-type="percentage">
            <text:p>-0.000630%</text:p>
          </table:table-cell>
        </table:table-row>
        <table:table-row table:style-name="ro1">
          <table:table-cell office:value-type="float" office:value="0.00020329" calcext:value-type="float">
            <text:p>0.00020329</text:p>
          </table:table-cell>
          <table:table-cell office:value-type="float" office:value="11989898.989899" calcext:value-type="float">
            <text:p>11989898.989899</text:p>
          </table:table-cell>
          <table:table-cell office:value-type="float" office:value="0.00020329" calcext:value-type="float">
            <text:p>0.00020329</text:p>
          </table:table-cell>
          <table:table-cell office:value-type="float" office:value="11989914.4260513" calcext:value-type="float">
            <text:p>11989914.4260513</text:p>
          </table:table-cell>
          <table:table-cell table:formula="of:=[.B84]/[.D84]-1" office:value-type="percentage" office:value="-0.00000128742806260185" calcext:value-type="percentage">
            <text:p>-0.000129%</text:p>
          </table:table-cell>
        </table:table-row>
        <table:table-row table:style-name="ro1">
          <table:table-cell office:value-type="float" office:value="0.00020047" calcext:value-type="float">
            <text:p>0.00020047</text:p>
          </table:table-cell>
          <table:table-cell office:value-type="float" office:value="12140404.040404" calcext:value-type="float">
            <text:p>12140404.040404</text:p>
          </table:table-cell>
          <table:table-cell office:value-type="float" office:value="0.00020047" calcext:value-type="float">
            <text:p>0.00020047</text:p>
          </table:table-cell>
          <table:table-cell office:value-type="float" office:value="12140390.4403626" calcext:value-type="float">
            <text:p>12140390.4403626</text:p>
          </table:table-cell>
          <table:table-cell table:formula="of:=[.B85]/[.D85]-1" office:value-type="percentage" office:value="0.00000112023098086667" calcext:value-type="percentage">
            <text:p>0.000112%</text:p>
          </table:table-cell>
        </table:table-row>
        <table:table-row table:style-name="ro1">
          <table:table-cell office:value-type="float" office:value="0.00019773" calcext:value-type="float">
            <text:p>0.00019773</text:p>
          </table:table-cell>
          <table:table-cell office:value-type="float" office:value="12290909.0909091" calcext:value-type="float">
            <text:p>12290909.0909091</text:p>
          </table:table-cell>
          <table:table-cell office:value-type="float" office:value="0.00019773" calcext:value-type="float">
            <text:p>0.00019773</text:p>
          </table:table-cell>
          <table:table-cell office:value-type="float" office:value="12290742.7751626" calcext:value-type="float">
            <text:p>12290742.7751626</text:p>
          </table:table-cell>
          <table:table-cell table:formula="of:=[.B86]/[.D86]-1" office:value-type="percentage" office:value="0.0000135317896976517" calcext:value-type="percentage">
            <text:p>0.001353%</text:p>
          </table:table-cell>
        </table:table-row>
        <table:table-row table:style-name="ro1">
          <table:table-cell office:value-type="float" office:value="0.00019506" calcext:value-type="float">
            <text:p>0.00019506</text:p>
          </table:table-cell>
          <table:table-cell office:value-type="float" office:value="12441414.1414141" calcext:value-type="float">
            <text:p>12441414.1414141</text:p>
          </table:table-cell>
          <table:table-cell office:value-type="float" office:value="0.00019506" calcext:value-type="float">
            <text:p>0.00019506</text:p>
          </table:table-cell>
          <table:table-cell office:value-type="float" office:value="12441379.8238137" calcext:value-type="float">
            <text:p>12441379.8238137</text:p>
          </table:table-cell>
          <table:table-cell table:formula="of:=[.B87]/[.D87]-1" office:value-type="percentage" office:value="0.00000275834359975136" calcext:value-type="percentage">
            <text:p>0.000276%</text:p>
          </table:table-cell>
        </table:table-row>
        <table:table-row table:style-name="ro1">
          <table:table-cell office:value-type="float" office:value="0.00019246" calcext:value-type="float">
            <text:p>0.00019246</text:p>
          </table:table-cell>
          <table:table-cell office:value-type="float" office:value="12591919.1919192" calcext:value-type="float">
            <text:p>12591919.1919192</text:p>
          </table:table-cell>
          <table:table-cell office:value-type="float" office:value="0.00019246" calcext:value-type="float">
            <text:p>0.00019246</text:p>
          </table:table-cell>
          <table:table-cell office:value-type="float" office:value="12592175.5001221" calcext:value-type="float">
            <text:p>12592175.5001221</text:p>
          </table:table-cell>
          <table:table-cell table:formula="of:=[.B88]/[.D88]-1" office:value-type="percentage" office:value="-0.0000203545608840061" calcext:value-type="percentage">
            <text:p>-0.002035%</text:p>
          </table:table-cell>
        </table:table-row>
        <table:table-row table:style-name="ro1">
          <table:table-cell office:value-type="float" office:value="0.00018994" calcext:value-type="float">
            <text:p>0.00018994</text:p>
          </table:table-cell>
          <table:table-cell office:value-type="float" office:value="12742424.2424242" calcext:value-type="float">
            <text:p>12742424.2424242</text:p>
          </table:table-cell>
          <table:table-cell office:value-type="float" office:value="0.00018994" calcext:value-type="float">
            <text:p>0.00018994</text:p>
          </table:table-cell>
          <table:table-cell office:value-type="float" office:value="12742390.7774303" calcext:value-type="float">
            <text:p>12742390.7774303</text:p>
          </table:table-cell>
          <table:table-cell table:formula="of:=[.B89]/[.D89]-1" office:value-type="percentage" office:value="0.00000262627277369809" calcext:value-type="percentage">
            <text:p>0.000263%</text:p>
          </table:table-cell>
        </table:table-row>
        <table:table-row table:style-name="ro1">
          <table:table-cell office:value-type="float" office:value="0.00018748" calcext:value-type="float">
            <text:p>0.00018748</text:p>
          </table:table-cell>
          <table:table-cell office:value-type="float" office:value="12892929.2929293" calcext:value-type="float">
            <text:p>12892929.2929293</text:p>
          </table:table-cell>
          <table:table-cell office:value-type="float" office:value="0.00018748" calcext:value-type="float">
            <text:p>0.00018748</text:p>
          </table:table-cell>
          <table:table-cell office:value-type="float" office:value="12893073.9651151" calcext:value-type="float">
            <text:p>12893073.9651151</text:p>
          </table:table-cell>
          <table:table-cell table:formula="of:=[.B90]/[.D90]-1" office:value-type="percentage" office:value="-0.0000112209226582616" calcext:value-type="percentage">
            <text:p>-0.001122%</text:p>
          </table:table-cell>
        </table:table-row>
        <table:table-row table:style-name="ro1">
          <table:table-cell office:value-type="float" office:value="0.00018509" calcext:value-type="float">
            <text:p>0.00018509</text:p>
          </table:table-cell>
          <table:table-cell office:value-type="float" office:value="13043434.3434343" calcext:value-type="float">
            <text:p>13043434.3434343</text:p>
          </table:table-cell>
          <table:table-cell office:value-type="float" office:value="0.00018509" calcext:value-type="float">
            <text:p>0.00018509</text:p>
          </table:table-cell>
          <table:table-cell office:value-type="float" office:value="13043484.1121891" calcext:value-type="float">
            <text:p>13043484.1121891</text:p>
          </table:table-cell>
          <table:table-cell table:formula="of:=[.B91]/[.D91]-1" office:value-type="percentage" office:value="-0.00000381560281759175" calcext:value-type="percentage">
            <text:p>-0.000382%</text:p>
          </table:table-cell>
        </table:table-row>
        <table:table-row table:style-name="ro1">
          <table:table-cell office:value-type="float" office:value="0.00018276" calcext:value-type="float">
            <text:p>0.00018276</text:p>
          </table:table-cell>
          <table:table-cell office:value-type="float" office:value="13193939.3939394" calcext:value-type="float">
            <text:p>13193939.3939394</text:p>
          </table:table-cell>
          <table:table-cell office:value-type="float" office:value="0.00018276" calcext:value-type="float">
            <text:p>0.00018276</text:p>
          </table:table-cell>
          <table:table-cell office:value-type="float" office:value="13194113.8782072" calcext:value-type="float">
            <text:p>13194113.8782072</text:p>
          </table:table-cell>
          <table:table-cell table:formula="of:=[.B92]/[.D92]-1" office:value-type="percentage" office:value="-0.0000132244021364691" calcext:value-type="percentage">
            <text:p>-0.001322%</text:p>
          </table:table-cell>
        </table:table-row>
        <table:table-row table:style-name="ro1">
          <table:table-cell office:value-type="float" office:value="0.0001805" calcext:value-type="float">
            <text:p>0.0001805</text:p>
          </table:table-cell>
          <table:table-cell office:value-type="float" office:value="13344444.4444445" calcext:value-type="float">
            <text:p>13344444.4444445</text:p>
          </table:table-cell>
          <table:table-cell office:value-type="float" office:value="0.0001805" calcext:value-type="float">
            <text:p>0.0001805</text:p>
          </table:table-cell>
          <table:table-cell office:value-type="float" office:value="13344170.9206575" calcext:value-type="float">
            <text:p>13344170.9206575</text:p>
          </table:table-cell>
          <table:table-cell table:formula="of:=[.B93]/[.D93]-1" office:value-type="percentage" office:value="0.000020497623161253" calcext:value-type="percentage">
            <text:p>0.002050%</text:p>
          </table:table-cell>
        </table:table-row>
        <table:table-row table:style-name="ro1">
          <table:table-cell office:value-type="float" office:value="0.00017829" calcext:value-type="float">
            <text:p>0.00017829</text:p>
          </table:table-cell>
          <table:table-cell office:value-type="float" office:value="13494949.4949495" calcext:value-type="float">
            <text:p>13494949.4949495</text:p>
          </table:table-cell>
          <table:table-cell office:value-type="float" office:value="0.00017829" calcext:value-type="float">
            <text:p>0.00017829</text:p>
          </table:table-cell>
          <table:table-cell office:value-type="float" office:value="13494855.3781334" calcext:value-type="float">
            <text:p>13494855.3781334</text:p>
          </table:table-cell>
          <table:table-cell table:formula="of:=[.B94]/[.D94]-1" office:value-type="percentage" office:value="0.00000697427378826276" calcext:value-type="percentage">
            <text:p>0.000697%</text:p>
          </table:table-cell>
        </table:table-row>
        <table:table-row table:style-name="ro1">
          <table:table-cell office:value-type="float" office:value="0.00017614" calcext:value-type="float">
            <text:p>0.00017614</text:p>
          </table:table-cell>
          <table:table-cell office:value-type="float" office:value="13645454.5454546" calcext:value-type="float">
            <text:p>13645454.5454546</text:p>
          </table:table-cell>
          <table:table-cell office:value-type="float" office:value="0.00017614" calcext:value-type="float">
            <text:p>0.00017614</text:p>
          </table:table-cell>
          <table:table-cell office:value-type="float" office:value="13645376.0587536" calcext:value-type="float">
            <text:p>13645376.0587536</text:p>
          </table:table-cell>
          <table:table-cell table:formula="of:=[.B95]/[.D95]-1" office:value-type="percentage" office:value="0.00000575188991303044" calcext:value-type="percentage">
            <text:p>0.000575%</text:p>
          </table:table-cell>
        </table:table-row>
        <table:table-row table:style-name="ro1">
          <table:table-cell office:value-type="float" office:value="0.00017404" calcext:value-type="float">
            <text:p>0.00017404</text:p>
          </table:table-cell>
          <table:table-cell office:value-type="float" office:value="13795959.5959596" calcext:value-type="float">
            <text:p>13795959.5959596</text:p>
          </table:table-cell>
          <table:table-cell office:value-type="float" office:value="0.00017404" calcext:value-type="float">
            <text:p>0.00017404</text:p>
          </table:table-cell>
          <table:table-cell office:value-type="float" office:value="13796316.4353488" calcext:value-type="float">
            <text:p>13796316.4353488</text:p>
          </table:table-cell>
          <table:table-cell table:formula="of:=[.B96]/[.D96]-1" office:value-type="percentage" office:value="-0.0000258648307236431" calcext:value-type="percentage">
            <text:p>-0.002586%</text:p>
          </table:table-cell>
        </table:table-row>
        <table:table-row table:style-name="ro1">
          <table:table-cell office:value-type="float" office:value="0.000172" calcext:value-type="float">
            <text:p>0.000172</text:p>
          </table:table-cell>
          <table:table-cell office:value-type="float" office:value="13946464.6464647" calcext:value-type="float">
            <text:p>13946464.646464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3946832.8405049" calcext:value-type="float">
            <text:p>13946832.8405049</text:p>
          </table:table-cell>
          <table:table-cell table:formula="of:=[.B97]/[.D97]-1" office:value-type="percentage" office:value="-0.0000263998317361347" calcext:value-type="percentage">
            <text:p>-0.002640%</text:p>
          </table:table-cell>
        </table:table-row>
        <table:table-row table:style-name="ro1">
          <table:table-cell office:value-type="float" office:value="0.00017002" calcext:value-type="float">
            <text:p>0.00017002</text:p>
          </table:table-cell>
          <table:table-cell office:value-type="float" office:value="14096969.6969697" calcext:value-type="float">
            <text:p>14096969.6969697</text:p>
          </table:table-cell>
          <table:table-cell office:value-type="float" office:value="0.00017002" calcext:value-type="float">
            <text:p>0.00017002</text:p>
          </table:table-cell>
          <table:table-cell office:value-type="float" office:value="14096763.1598958" calcext:value-type="float">
            <text:p>14096763.1598958</text:p>
          </table:table-cell>
          <table:table-cell table:formula="of:=[.B98]/[.D98]-1" office:value-type="percentage" office:value="0.0000146513828411798" calcext:value-type="percentage">
            <text:p>0.001465%</text:p>
          </table:table-cell>
        </table:table-row>
        <table:table-row table:style-name="ro1">
          <table:table-cell office:value-type="float" office:value="0.00016808" calcext:value-type="float">
            <text:p>0.00016808</text:p>
          </table:table-cell>
          <table:table-cell office:value-type="float" office:value="14247474.7474748" calcext:value-type="float">
            <text:p>14247474.7474748</text:p>
          </table:table-cell>
          <table:table-cell office:value-type="float" office:value="0.00016808" calcext:value-type="float">
            <text:p>0.00016808</text:p>
          </table:table-cell>
          <table:table-cell office:value-type="float" office:value="14247509.821096" calcext:value-type="float">
            <text:p>14247509.821096</text:p>
          </table:table-cell>
          <table:table-cell table:formula="of:=[.B99]/[.D99]-1" office:value-type="percentage" office:value="-0.00000246173694073981" calcext:value-type="percentage">
            <text:p>-0.000246%</text:p>
          </table:table-cell>
        </table:table-row>
        <table:table-row table:style-name="ro1">
          <table:table-cell office:value-type="float" office:value="0.00016619" calcext:value-type="float">
            <text:p>0.00016619</text:p>
          </table:table-cell>
          <table:table-cell office:value-type="float" office:value="14397979.7979798" calcext:value-type="float">
            <text:p>14397979.7979798</text:p>
          </table:table-cell>
          <table:table-cell office:value-type="float" office:value="0.00016619" calcext:value-type="float">
            <text:p>0.00016619</text:p>
          </table:table-cell>
          <table:table-cell office:value-type="float" office:value="14398205.960631" calcext:value-type="float">
            <text:p>14398205.960631</text:p>
          </table:table-cell>
          <table:table-cell table:formula="of:=[.B100]/[.D100]-1" office:value-type="percentage" office:value="-0.0000157076966268432" calcext:value-type="percentage">
            <text:p>-0.001571%</text:p>
          </table:table-cell>
        </table:table-row>
        <table:table-row table:style-name="ro1">
          <table:table-cell office:value-type="float" office:value="0.00016435" calcext:value-type="float">
            <text:p>0.00016435</text:p>
          </table:table-cell>
          <table:table-cell office:value-type="float" office:value="14548484.8484849" calcext:value-type="float">
            <text:p>14548484.8484849</text:p>
          </table:table-cell>
          <table:table-cell office:value-type="float" office:value="0.00016435" calcext:value-type="float">
            <text:p>0.00016435</text:p>
          </table:table-cell>
          <table:table-cell office:value-type="float" office:value="14548724.2310376" calcext:value-type="float">
            <text:p>14548724.2310376</text:p>
          </table:table-cell>
          <table:table-cell table:formula="of:=[.B101]/[.D101]-1" office:value-type="percentage" office:value="-0.0000164538518271362" calcext:value-type="percentage">
            <text:p>-0.001645%</text:p>
          </table:table-cell>
        </table:table-row>
        <table:table-row table:style-name="ro1">
          <table:table-cell office:value-type="float" office:value="0.00016256" calcext:value-type="float">
            <text:p>0.00016256</text:p>
          </table:table-cell>
          <table:table-cell office:value-type="float" office:value="14698989.8989899" calcext:value-type="float">
            <text:p>14698989.8989899</text:p>
          </table:table-cell>
          <table:table-cell office:value-type="float" office:value="0.00016256" calcext:value-type="float">
            <text:p>0.00016256</text:p>
          </table:table-cell>
          <table:table-cell office:value-type="float" office:value="14698929.0433673" calcext:value-type="float">
            <text:p>14698929.0433673</text:p>
          </table:table-cell>
          <table:table-cell table:formula="of:=[.B102]/[.D102]-1" office:value-type="percentage" office:value="0.00000414013990135409" calcext:value-type="percentage">
            <text:p>0.000414%</text:p>
          </table:table-cell>
        </table:table-row>
        <table:table-row table:style-name="ro1">
          <table:table-cell office:value-type="float" office:value="0.00016081" calcext:value-type="float">
            <text:p>0.00016081</text:p>
          </table:table-cell>
          <table:table-cell office:value-type="float" office:value="14849494.949495" calcext:value-type="float">
            <text:p>14849494.949495</text:p>
          </table:table-cell>
          <table:table-cell office:value-type="float" office:value="0.00016081" calcext:value-type="float">
            <text:p>0.00016081</text:p>
          </table:table-cell>
          <table:table-cell office:value-type="float" office:value="14849547.9031701" calcext:value-type="float">
            <text:p>14849547.9031701</text:p>
          </table:table-cell>
          <table:table-cell table:formula="of:=[.B103]/[.D103]-1" office:value-type="percentage" office:value="-0.00000356601261297662" calcext:value-type="percentage">
            <text:p>-0.000357%</text:p>
          </table:table-cell>
        </table:table-row>
        <table:table-row table:style-name="ro1">
          <table:table-cell office:value-type="float" office:value="0.00015911" calcext:value-type="float">
            <text:p>0.00015911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0.00015911" calcext:value-type="float">
            <text:p>0.00015911</text:p>
          </table:table-cell>
          <table:table-cell office:value-type="float" office:value="14999600.5807464" calcext:value-type="float">
            <text:p>14999600.5807464</text:p>
          </table:table-cell>
          <table:table-cell table:formula="of:=[.B104]/[.D104]-1" office:value-type="percentage" office:value="0.0000266286593073595" calcext:value-type="percentage">
            <text:p>0.0026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4">
      <number:number number:decimal-places="6" number:min-decimal-places="6" number:min-integer-digits="1"/>
      <number:text>%</number:text>
    </number:percentage-style>
    <number:percentage-style style:name="N123">
      <number:number number:decimal-places="5" number:min-decimal-places="5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4:39:20.511264894</meta:creation-date>
    <dc:date>2024-12-17T14:47:22.504792789</dc:date>
    <meta:editing-duration>PT8M1S</meta:editing-duration>
    <meta:editing-cycles>2</meta:editing-cycles>
    <meta:generator>LibreOffice/7.3.7.2$Linux_X86_64 LibreOffice_project/30$Build-2</meta:generator>
    <meta:document-statistic meta:table-count="1" meta:cell-count="509" meta:object-count="0"/>
  </office:meta>
</office:document-meta>
</file>